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7.15mm"/>
    </style:style>
    <style:style style:name="co2" style:family="table-column">
      <style:table-column-properties fo:break-before="auto" style:column-width="111.09mm"/>
    </style:style>
    <style:style style:name="co3" style:family="table-column">
      <style:table-column-properties fo:break-before="auto" style:column-width="279.5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fo:color="#f10d0c"/>
    </style:style>
  </office:automatic-styles>
  <office:body>
    <office:spreadsheet>
      <table:calculation-settings table:automatic-find-labels="false" table:use-regular-expressions="false" table:use-wildcards="true"/>
      <table:table table:name="increase"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CDROM_PKTCDVD_BUFFERS</text:p>
          </table:table-cell>
          <table:table-cell table:style-name="ce1" office:value-type="string" calcext:value-type="string">
            <text:p>This controls the maximum number of active concurrent packets. More concurrent packets can increase write performance, but also require more memory. Each concurrent packet will require approximately 64Kb of non-swappable kernel memory, memory which will be allocated when a disc is opened for writing.</text:p>
          </table:table-cell>
          <table:table-cell table:style-name="ce1" table:number-columns-repeated="1022"/>
        </table:table-row>
        <table:table-row table:style-name="ro1">
          <table:table-cell table:style-name="ce1" office:value-type="string" calcext:value-type="string">
            <text:p>MD_RAID0</text:p>
          </table:table-cell>
          <table:table-cell table:style-name="ce1" office:value-type="string" calcext:value-type="string">
            <text:p>If you say Y here, then your multiple devices driver will be able to use the so-called raid0 mode, i.e. it will combine the hard disk partitions into one logical device in such a fashion as to fill them up evenly, one chunk here and one chunk there. This will increase the throughput rate if the partitions reside on distinct disks. <text:s/>Information about Software RAID on Linux is contained in the Software-RAID mini-HOWTO, available from &lt;http://www.tldp.org/docs.html#howto&gt;. There you will also learn where to get the supporting user space utilities raidtools. <text:s/>To compile this as a module, choose M here: the module will be called raid0. <text:s/>If unsure, say Y.</text:p>
          </table:table-cell>
          <table:table-cell table:style-name="ce1" table:number-columns-repeated="1022"/>
        </table:table-row>
        <table:table-row table:style-name="ro1">
          <table:table-cell table:style-name="ce1" office:value-type="string" calcext:value-type="string">
            <text:p>DM_CACHE_SMQ</text:p>
          </table:table-cell>
          <table:table-cell table:style-name="ce1" office:value-type="string" calcext:value-type="string">
            <text:p>A cache policy that uses a multiqueue ordered by recent hits to select which blocks should be promoted and demoted. This is meant to be a general purpose policy. <text:s/>It prioritises reads over writes. <text:s/>This SMQ policy (vs MQ) offers the promise of less memory utilization, improved performance and increased adaptability in the face of changing workloads.</text:p>
          </table:table-cell>
          <table:table-cell table:style-name="ce1" table:number-columns-repeated="1022"/>
        </table:table-row>
        <table:table-row table:style-name="ro1">
          <table:table-cell table:style-name="ce1" office:value-type="string" calcext:value-type="string">
            <text:p>DM_ZONED</text:p>
          </table:table-cell>
          <table:table-cell table:style-name="ce1" office:value-type="string" calcext:value-type="string">
            <text:p>This device-mapper target takes a host-managed or host-aware zoned block device and exposes most of its capacity as a regular block device (drive-managed zoned block device) without any write constraints. This is mainly intended for use with file systems that do not natively support zoned block devices but still want to benefit from the increased capacity offered by SMR disks. Other uses by applications using raw block devices (for example object stores) are also possible. <text:s/>To compile this code as a module, choose M here: the module will be called dm-zoned. <text:s/>If unsure, say N.</text:p>
          </table:table-cell>
          <table:table-cell table:style-name="ce1" table:number-columns-repeated="1022"/>
        </table:table-row>
        <table:table-row table:style-name="ro1">
          <table:table-cell table:style-name="ce1" office:value-type="string" calcext:value-type="string">
            <text:p>ATM_ENI_TUNE_BURST</text:p>
          </table:table-cell>
          <table:table-cell table:style-name="ce1"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style-name="ce1" table:number-columns-repeated="1022"/>
        </table:table-row>
        <table:table-row table:style-name="ro1">
          <table:table-cell table:style-name="Default" office:value-type="string" calcext:value-type="string">
            <text:p>ATM_FORE200E_DEBUG</text:p>
          </table:table-cell>
          <table:table-cell table:style-name="Default" office:value-type="string" calcext:value-type="string">
            <text:p>Specifies the level of debugging messages issued by the driver. The verbosity of the driver increases with the value of this parameter. <text:s/>When active, these messages can have a significant impact on the performances of the driver, and the size of your syslog files! Keep the debugging level to 0 during normal operations.</text:p>
          </table:table-cell>
          <table:table-cell table:style-name="Default" table:number-columns-repeated="1022"/>
        </table:table-row>
        <table:table-row table:style-name="ro1">
          <table:table-cell table:style-name="Default" office:value-type="string" calcext:value-type="string">
            <text:p>ATH9K_DFS_CERTIFIED</text:p>
          </table:table-cell>
          <table:table-cell table:style-name="Default"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style-name="Default" table:number-columns-repeated="1022"/>
        </table:table-row>
        <table:table-row table:style-name="ro1">
          <table:table-cell table:style-name="ce2" office:value-type="string" calcext:value-type="string">
            <text:p>IWLWIFI_DEVICE_TRACING</text:p>
          </table:table-cell>
          <table:table-cell table:style-name="ce2"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style-name="ce2" table:number-columns-repeated="1022"/>
        </table:table-row>
        <table:table-row table:style-name="ro1">
          <table:table-cell office:value-type="string" calcext:value-type="string">
            <text:p>SBNI_MULTILINE</text:p>
          </table:table-cell>
          <table:table-cell office:value-type="string" calcext:value-type="string">
            <text:p>Schedule traffic for some parallel lines, via SBNI12 adapters. <text:s/>If you have two computers connected with two parallel lines it's possible to increase transfer rate nearly twice. You should have a program named 'sbniconfig' to configure adapters. <text:s/>If unsure, say N.</text:p>
          </table:table-cell>
          <table:table-cell table:number-columns-repeated="1022"/>
        </table:table-row>
        <table:table-row table:style-name="ro1">
          <table:table-cell office:value-type="string" calcext:value-type="string">
            <text:p>ISDN_MPP</text:p>
          </table:table-cell>
          <table:table-cell office:value-type="string" calcext:value-type="string">
            <text:p>With synchronous PPP enabled, it is possible to increase throughput by bundling several ISDN-connections, using this protocol. See &lt;file:Documentation/isdn/README.syncppp&gt; for more information.</text:p>
          </table:table-cell>
          <table:table-cell table:number-columns-repeated="1022"/>
        </table:table-row>
        <table:table-row table:style-name="ro1">
          <table:table-cell table:style-name="Default" office:value-type="string" calcext:value-type="string">
            <text:p>CAPI_TRACE</text:p>
          </table:table-cell>
          <table:table-cell table:style-name="Default"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style-name="Default" table:number-columns-repeated="1022"/>
        </table:table-row>
        <table:table-row table:style-name="ro1">
          <table:table-cell table:style-name="Default" office:value-type="string" calcext:value-type="string">
            <text:p>ISDN_CAPI_CAPIDRV_VERBOSE</text:p>
          </table:table-cell>
          <table:table-cell table:style-name="Default" office:value-type="string" calcext:value-type="string">
            <text:p>If you say Y here, the capidrv interface will give verbose reasons for disconnecting. This will increase the size of the kernel by 7 KB. If unsure, say N.</text:p>
          </table:table-cell>
          <table:table-cell table:style-name="Default" table:number-columns-repeated="1022"/>
        </table:table-row>
        <table:table-row table:style-name="ro1">
          <table:table-cell office:value-type="string" calcext:value-type="string">
            <text:p>SERIAL_RP2_NR_UARTS</text:p>
          </table:table-cell>
          <table:table-cell office:value-type="string" calcext:value-type="string">
            <text:p>If multiple cards are present, the default limit of 32 ports may need to be increased.</text:p>
          </table:table-cell>
          <table:table-cell table:number-columns-repeated="1022"/>
        </table:table-row>
        <table:table-row table:style-name="ro1">
          <table:table-cell office:value-type="string" calcext:value-type="string">
            <text:p>PRINTER</text:p>
          </table:table-cell>
          <table:table-cell office:value-type="string" calcext:value-type="string">
            <text:p>If you intend to attach a printer to the parallel port of your Linux box (as opposed to using a serial printer</text:p>
          </table:table-cell>
          <table:table-cell office:value-type="string" calcext:value-type="string">
            <text:p><text:s/>if the connector at the printer has 9 or 25 holes ["female"], then it's serial), say Y. Also read the Printing-HOWTO, available from &lt;http://www.tldp.org/docs.html#howto&gt;. <text:s/>It is possible to share one parallel port among several devices (e.g. printer and ZIP drive) and it is safe to compile the corresponding drivers into the kernel. <text:s/>To compile this driver as a module, choose M here and read &lt;file:Documentation/parport.txt&gt;. <text:s/>The module will be called lp. <text:s/>If you have several parallel ports, you can specify which ports to use with the "lp" kernel command line option. <text:s/>(Try "man bootparam" or see the documentation of your boot loader (lilo or loadlin) about how to pass options to the kernel at boot time.) <text:s/>The syntax of the "lp" command line option can be found in &lt;file:drivers/char/lp.c&gt;. <text:s/>If you have more than 8 printers, you need to increase the LP_NO macro in lp.c and the PARPORT_MAX macro in parport.h.</text:p>
          </table:table-cell>
          <table:table-cell table:number-columns-repeated="1021"/>
        </table:table-row>
        <table:table-row table:style-name="ro1">
          <table:table-cell table:style-name="ce1" office:value-type="string" calcext:value-type="string">
            <text:p>MAX_RAW_DEVS</text:p>
          </table:table-cell>
          <table:table-cell table:style-name="ce1" office:value-type="string" calcext:value-type="string">
            <text:p>The maximum number of RAW devices that are supported. Default is 256. Increase this number in case you need lots of raw devices.</text:p>
          </table:table-cell>
          <table:table-cell table:style-name="ce1" table:number-columns-repeated="1022"/>
        </table:table-row>
        <table:table-row table:style-name="ro1">
          <table:table-cell office:value-type="string" calcext:value-type="string">
            <text:p>REGULATOR_PWM</text:p>
          </table:table-cell>
          <table:table-cell office:value-type="string" calcext:value-type="string">
            <text:p>This driver supports PWM controlled voltage regulators. PWM duty cycle can increase or decrease the voltage.</text:p>
          </table:table-cell>
          <table:table-cell table:number-columns-repeated="1022"/>
        </table:table-row>
        <table:table-row table:style-name="ro1">
          <table:table-cell office:value-type="string" calcext:value-type="string">
            <text:p>DVB_MAX_ADAPTERS</text:p>
          </table:table-cell>
          <table:table-cell office:value-type="string" calcext:value-type="string">
            <text:p>Maximum number of DVB/ATSC adapters. Increasing this number increases the memory consumption of the DVB subsystem even if a much lower number of DVB/ATSC adapters is present. Only values in the range 4-32 are tested. <text:s/>If you are unsure about this, use the default value 16</text:p>
          </table:table-cell>
          <table:table-cell table:number-columns-repeated="1022"/>
        </table:table-row>
        <table:table-row table:style-name="ro1">
          <table:table-cell table:style-name="Default" office:value-type="string" calcext:value-type="string">
            <text:p>FB_MODE_HELPERS</text:p>
          </table:table-cell>
          <table:table-cell table:style-name="Default"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style-name="Default" table:number-columns-repeated="1022"/>
        </table:table-row>
        <table:table-row table:style-name="ro1">
          <table:table-cell office:value-type="string" calcext:value-type="string">
            <text:p>INTEL_ISH_HID</text:p>
          </table:table-cell>
          <table:table-cell office:value-type="string" calcext:value-type="string">
            <text:p>The Integrated Sensor Hub (ISH) enables the ability to offload sensor polling and algorithm processing to a dedicated low power processor in the chipset. This allows the core processor to go into low power modes more often, resulting in the increased battery life. The current processors that support ISH are: Cherrytrail, Skylake, Broxton and Kaby Lake. <text:s/>Say Y here if you want to support Intel ISH. If unsure, say N.</text:p>
          </table:table-cell>
          <table:table-cell table:number-columns-repeated="1022"/>
        </table:table-row>
        <table:table-row table:style-name="ro1">
          <table:table-cell office:value-type="string" calcext:value-type="string">
            <text:p>USBIP_VHCI_HC_PORTS</text:p>
          </table:table-cell>
          <table:table-cell office:value-type="string" calcext:value-type="string">
            <text:p>To increase number of ports available for USB/IP virtual host controller driver, this defines number of ports per USB/IP virtual host controller.</text:p>
          </table:table-cell>
          <table:table-cell table:number-columns-repeated="1022"/>
        </table:table-row>
        <table:table-row table:style-name="ro1">
          <table:table-cell office:value-type="string" calcext:value-type="string">
            <text:p>USBIP_VHCI_NR_HCS</text:p>
          </table:table-cell>
          <table:table-cell office:value-type="string" calcext:value-type="string">
            <text:p>To increase number of ports available for USB/IP virtual host controller driver, this defines number of USB/IP virtual host controllers as if adding physical host controllers.</text:p>
          </table:table-cell>
          <table:table-cell table:number-columns-repeated="1022"/>
        </table:table-row>
        <table:table-row table:style-name="ro1">
          <table:table-cell office:value-type="string" calcext:value-type="string">
            <text:p>USB_GADGET_STORAGE_NUM_BUFFERS</text:p>
          </table:table-cell>
          <table:table-cell office:value-type="string" calcext:value-type="string">
            <text:p>Usually 2 buffers are enough to establish a good buffering pipeline. The number may be increased in order to compensate for a bursty VFS behaviour. For instance there may be CPU wake up latencies that makes the VFS to appear bursty in a system with an CPU on-demand governor. Especially if DMA is doing IO to offload the CPU. In this case the CPU will go into power save often and spin up occasionally to move data within VFS. If selecting USB_GADGET_DEBUG_FILES this value may be set by a module parameter as well. If unsure, say 2.</text:p>
          </table:table-cell>
          <table:table-cell table:number-columns-repeated="1022"/>
        </table:table-row>
        <table:table-row table:style-name="ro1">
          <table:table-cell office:value-type="string" calcext:value-type="string">
            <text:p>INFINIBAND_IPOIB_CM</text:p>
          </table:table-cell>
          <table:table-cell office:value-type="string" calcext:value-type="string">
            <text:p>This option enables support for IPoIB connected mode. <text:s/>After enabling this option, you need to switch to connected mode through /sys/class/net/ibXXX/mode to actually create connections, and then increase the interface MTU with e.g. ifconfig ib0 mtu 65520. <text:s/>WARNING: Enabling connected mode will trigger some packet drops for multicast and UD mode traffic from this interface, unless you limit mtu for these destinations to 2044.</text:p>
          </table:table-cell>
          <table:table-cell table:number-columns-repeated="1022"/>
        </table:table-row>
        <table:table-row table:style-name="ro1">
          <table:table-cell table:style-name="Default" office:value-type="string" calcext:value-type="string">
            <text:p>THINKPAD_ACPI_DEBUG</text:p>
          </table:table-cell>
          <table:table-cell table:style-name="Default" office:value-type="string" calcext:value-type="string">
            <text:p>Enables extra debugging information, at the expense of a slightly increase in driver size. <text:s/>If you are not sure, say N here.</text:p>
          </table:table-cell>
          <table:table-cell table:style-name="Default" table:number-columns-repeated="1022"/>
        </table:table-row>
        <table:table-row table:style-name="ro1">
          <table:table-cell office:value-type="string" calcext:value-type="string">
            <text:p>RAS</text:p>
          </table:table-cell>
          <table:table-cell office:value-type="string" calcext:value-type="string">
            <text:p>Reliability, availability and serviceability (RAS) is a computer hardware engineering term. Computers designed with higher levels of RAS have a multitude of features that protect data integrity and help them stay available for long periods of time without failure. <text:s/>Reliability can be defined as the probability that the system will produce correct outputs up to some given time. Reliability is enhanced by features that help to avoid, detect and repair hardware faults. <text:s/>Availability is the probability a system is operational at a given time, i.e. the amount of time a device is actually operating as the percentage of total time it should be operating. <text:s/>Serviceability or maintainability is the simplicity and speed with which a system can be repaired or maintained</text:p>
          </table:table-cell>
          <table:table-cell office:value-type="string" calcext:value-type="string">
            <text:p><text:s/>if the time to repair a failed system increases, then availability will decrease. <text:s/>Note that Reliability and Availability are distinct concepts: Reliability is a measure of the ability of a system to function correctly, including avoiding data corruption, whereas Availability measures how often it is available for use, even though it may not be functioning correctly. For example, a server may run forever and so have ideal availability, but may be unreliable, with frequent data corruption.</text:p>
          </table:table-cell>
          <table:table-cell table:number-columns-repeated="1021"/>
        </table:table-row>
        <table:table-row table:style-name="ro1">
          <table:table-cell table:style-name="Default" office:value-type="string" calcext:value-type="string">
            <text:p>ACPI_DEBUG</text:p>
          </table:table-cell>
          <table:table-cell table:style-name="Default"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style-name="Default" table:number-columns-repeated="1022"/>
        </table:table-row>
        <table:table-row table:style-name="ro1">
          <table:table-cell table:style-name="Default" office:value-type="string" calcext:value-type="string">
            <text:p>EISA_NAMES</text:p>
          </table:table-cell>
          <table:table-cell table:style-name="Default"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style-name="Default" table:number-columns-repeated="1022"/>
        </table:table-row>
        <table:table-row table:style-name="ro1">
          <table:table-cell office:value-type="string" calcext:value-type="string">
            <text:p>CPU_FREQ_GOV_CONSERVATIVE</text:p>
          </table:table-cell>
          <table:table-cell office:value-type="string" calcext:value-type="string">
            <text:p>'conservative' - this driver is rather similar to the 'ondemand' governor both in its source code and its purpose, the difference is its optimisation for better suitability in a battery powered environment. <text:s/>The frequency is gracefully increased and decreased rather than jumping to 100% when speed is required. <text:s/>If you have a desktop machine then you should really be considering the 'ondemand' governor instead, however if you are using a laptop, PDA or even an AMD64 based computer (due to the unacceptable step-by-step latency issues between the minimum and maximum frequency transitions in the CPU) you will probably want to use this governor. <text:s/>To compile this driver as a module, choose M here: the module will be called cpufreq_conservative. <text:s/>For details, take a look at linux/Documentation/cpu-freq. <text:s/>If in doubt, say N.</text:p>
          </table:table-cell>
          <table:table-cell table:number-columns-repeated="1022"/>
        </table:table-row>
        <table:table-row table:style-name="ro1">
          <table:table-cell office:value-type="string" calcext:value-type="string">
            <text:p>X86_AMD_FREQ_SENSITIVITY</text:p>
          </table:table-cell>
          <table:table-cell office:value-type="string" calcext:value-type="string">
            <text:p>This adds AMD-specific powersave bias function to the ondemand governor, which allows it to make more power-conscious frequency change decisions based on feedback from hardware (available on AMD Family 16h and above). <text:s/>Hardware feedback tells software how "sensitive" to frequency changes the CPUs' workloads are. CPU-bound workloads will be more sensitive -- they will perform better as frequency increases. Memory/IO-bound workloads will be less sensitive -- they will not necessarily perform better as frequency increases. <text:s/>If in doubt, say N.</text:p>
          </table:table-cell>
          <table:table-cell table:number-columns-repeated="1022"/>
        </table:table-row>
        <table:table-row table:style-name="ro1">
          <table:table-cell table:style-name="Default" office:value-type="string" calcext:value-type="string">
            <text:p>JUMP_LABEL</text:p>
          </table:table-cell>
          <table:table-cell table:style-name="Default"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Default" table:number-columns-repeated="1022"/>
        </table:table-row>
        <table:table-row table:style-name="ro1">
          <table:table-cell office:value-type="string" calcext:value-type="string">
            <text:p>HAVE_ALIGNED_STRUCT_PAGE</text:p>
          </table:table-cell>
          <table:table-cell office:value-type="string" calcext:value-type="string">
            <text:p>This makes sure that struct pages are double word aligned and that e.g. the SLUB allocator can perform double word atomic operations on a struct page for better performance. However selecting this might increase the size of a struct page by a word.</text:p>
          </table:table-cell>
          <table:table-cell table:number-columns-repeated="1022"/>
        </table:table-row>
        <table:table-row table:style-name="ro1">
          <table:table-cell office:value-type="string" calcext:value-type="string">
            <text:p>GCC_PLUGIN_RANDSTRUCT</text:p>
          </table:table-cell>
          <table:table-cell office:value-type="string" calcext:value-type="string">
            <text:p>If you say Y here, the layouts of structures explicitly marked by __randomize_layout will be randomized at compile-time. <text:s/>This can introduce the requirement of an additional information exposure vulnerability for exploits targeting these structure types. <text:s/>Enabling this feature will introduce some performance impact, slightly increase memory usage, and prevent the use of forensic tools like Volatility against the system (unless the kernel source tree isn't cleaned after kernel installation). <text:s/>The seed used for compilation is located at scripts/gcc-plgins/randomize_layout_seed.h. <text:s/>It remains after a make clean to allow for external modules to be compiled with the existing seed and will be removed by a make mrproper or make distclean. <text:s/>Note that the implementation requires gcc 4.7 or newer. <text:s/>This plugin was ported from grsecurity/PaX. More information at: <text:s/>* https://grsecurity.net/ <text:s/>* https://pax.grsecurity.net/</text:p>
          </table:table-cell>
          <table:table-cell table:number-columns-repeated="1022"/>
        </table:table-row>
        <table:table-row table:style-name="ro1">
          <table:table-cell table:style-name="Default" office:value-type="string" calcext:value-type="string">
            <text:p>CC_STACKPROTECTOR_REGULAR</text:p>
          </table:table-cell>
          <table:table-cell table:style-name="Default"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Default" table:number-columns-repeated="1022"/>
        </table:table-row>
        <table:table-row table:style-name="ro1">
          <table:table-cell table:style-name="Default" office:value-type="string" calcext:value-type="string">
            <text:p>CC_STACKPROTECTOR_STRONG</text:p>
          </table:table-cell>
          <table:table-cell table:style-name="Default"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style-name="Default" table:number-columns-repeated="1022"/>
        </table:table-row>
        <table:table-row table:style-name="ro1">
          <table:table-cell office:value-type="string" calcext:value-type="string">
            <text:p>DEBUG_KMEMLEAK</text:p>
          </table:table-cell>
          <table:table-cell office:value-type="string" calcext:value-type="string">
            <text:p>Say Y here if you want to enable the memory leak detector. The memory allocation/freeing is traced in a way similar to the Boehm's conservative garbage collector, the difference being that the orphan objects are not freed but only shown in /sys/kernel/debug/kmemleak. Enabling this feature will introduce an overhead to memory allocations. See Documentation/dev-tools/kmemleak.rst for more details. <text:s/>Enabling DEBUG_SLAB or SLUB_DEBUG may increase the chances of finding leaks due to the slab objects poisoning. <text:s/>In order to access the kmemleak file, debugfs needs to be mounted (usually at /sys/kernel/debug).</text:p>
          </table:table-cell>
          <table:table-cell table:number-columns-repeated="1022"/>
        </table:table-row>
        <table:table-row table:style-name="ro1">
          <table:table-cell office:value-type="string" calcext:value-type="string">
            <text:p>DEBUG_KMEMLEAK_EARLY_LOG_SIZE</text:p>
          </table:table-cell>
          <table:table-cell office:value-type="string" calcext:value-type="string">
            <text:p>Kmemleak must track all the memory allocations to avoid reporting false positives. Since memory may be allocated or freed before kmemleak is initialised, an early log buffer is used to store these actions. If kmemleak reports "early log buffer exceeded", please increase this value.</text:p>
          </table:table-cell>
          <table:table-cell table:number-columns-repeated="1022"/>
        </table:table-row>
        <table:table-row table:style-name="ro1">
          <table:table-cell table:style-name="Default" office:value-type="string" calcext:value-type="string">
            <text:p>IRQSOFF_TRACER</text:p>
          </table:table-cell>
          <table:table-cell table:style-name="Default"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style-name="Default" table:number-columns-repeated="1022"/>
        </table:table-row>
        <table:table-row table:style-name="ro1">
          <table:table-cell table:style-name="Default" office:value-type="string" calcext:value-type="string">
            <text:p>PREEMPT_TRACER</text:p>
          </table:table-cell>
          <table:table-cell table:style-name="Default"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Default" table:number-columns-repeated="1022"/>
        </table:table-row>
        <table:table-row table:style-name="ro1">
          <table:table-cell office:value-type="string" calcext:value-type="string">
            <text:p>TRACE_EVAL_MAP_FILE</text:p>
          </table:table-cell>
          <table:table-cell office:value-type="string" calcext:value-type="string">
            <text:p>The "print fmt" of the trace events will show the enum/sizeof names instead of their values. This can cause problems for user space tools that use this string to parse the raw data as user space does not know how to convert the string to its value. <text:s/>To fix this, there's a special macro in the kernel that can be used to convert an enum/sizeof into its value. If this macro is used, then the print fmt strings will be converted to their values. <text:s/>If something does not get converted properly, this option can be used to show what enums/sizeof the kernel tried to convert. <text:s/>This option is for debugging the conversions. A file is created in the tracing directory called "eval_map" that will show the names matched with their values and what trace event system they belong too. <text:s/>Normally, the mapping of the strings to values will be freed after boot up or module load. With this option, they will not be freed, as they are needed for the "eval_map" file. Enabling this option will increase the memory footprint of the running kernel. <text:s/>If unsure, say N</text:p>
          </table:table-cell>
          <table:table-cell table:number-columns-repeated="1022"/>
        </table:table-row>
        <table:table-row table:style-name="ro1">
          <table:table-cell table:style-name="Default" office:value-type="string" calcext:value-type="string">
            <text:p>UBSAN_SANITIZE_ALL</text:p>
          </table:table-cell>
          <table:table-cell table:style-name="Default"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style-name="Default" table:number-columns-repeated="1022"/>
        </table:table-row>
        <table:table-row table:style-name="ro1">
          <table:table-cell table:style-name="Default" office:value-type="string" calcext:value-type="string">
            <text:p>HIGH_RES_TIMERS</text:p>
          </table:table-cell>
          <table:table-cell table:style-name="Default" office:value-type="string" calcext:value-type="string">
            <text:p>This option enables high resolution timer support. If your hardware is not capable then this option only increases the size of the kernel image.</text:p>
          </table:table-cell>
          <table:table-cell table:style-name="Default" table:number-columns-repeated="1022"/>
        </table:table-row>
        <table:table-row table:style-name="ro1">
          <table:table-cell office:value-type="string" calcext:value-type="string">
            <text:p>RCU_FAST_NO_HZ</text:p>
          </table:table-cell>
          <table:table-cell office:value-type="string" calcext:value-type="string">
            <text:p>This option permits CPUs to enter dynticks-idle state even if they have RCU callbacks queued, and prevents RCU from waking these CPUs up more than roughly once every four jiffies (by default, you can adjust this using the rcutree.rcu_idle_gp_delay parameter), thus improving energy efficiency. <text:s/>On the other hand, this option increases the duration of RCU grace periods, for example, slowing down synchronize_rcu(). <text:s/>Say Y if energy efficiency is critically important, and you <text:s text:c="6"/>don't care about increased grace-period durations. <text:s/>Say N if you are unsure.</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table:style-name="Default" office:value-type="string" calcext:value-type="string">
            <text:p>KALLSYMS</text:p>
          </table:table-cell>
          <table:table-cell table:style-name="Default"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style-name="Default" table:number-columns-repeated="1022"/>
        </table:table-row>
        <table:table-row table:style-name="ro1">
          <table:table-cell table:style-name="Default" office:value-type="string" calcext:value-type="string">
            <text:p>KALLSYMS_ALL</text:p>
          </table:table-cell>
          <table:table-cell table:style-name="Default"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style-name="Default" table:number-columns-repeated="1022"/>
        </table:table-row>
        <table:table-row table:style-name="ro1">
          <table:table-cell office:value-type="string" calcext:value-type="string">
            <text:p>TRANSPARENT_HUGEPAGE_ALWAYS</text:p>
          </table:table-cell>
          <table:table-cell office:value-type="string" calcext:value-type="string">
            <text:p>Enabling Transparent Hugepage always, can increase the memory footprint of applications without a guaranteed benefit but it will work automatically for all applications.</text:p>
          </table:table-cell>
          <table:table-cell table:number-columns-repeated="1022"/>
        </table:table-row>
        <table:table-row table:style-name="ro1">
          <table:table-cell office:value-type="string" calcext:value-type="string">
            <text:p>TRANSPARENT_HUGEPAGE_MADVISE</text:p>
          </table:table-cell>
          <table:table-cell office:value-type="string" calcext:value-type="string">
            <text:p>Enabling Transparent Hugepage madvise, will only provide a performance improvement benefit to the applications using madvise(MADV_HUGEPAGE) but it won't risk to increase the memory footprint of applications without a guaranteed benefit.</text:p>
          </table:table-cell>
          <table:table-cell table:number-columns-repeated="1022"/>
        </table:table-row>
        <table:table-row table:style-name="ro1">
          <table:table-cell office:value-type="string" calcext:value-type="string">
            <text:p>TCP_CONG_BIC</text:p>
          </table:table-cell>
          <table:table-cell office:value-type="string" calcext:value-type="string">
            <text:p>BIC-TCP is a sender-side only change that ensures a linear RTT fairness under large windows while offering both scalability and bounded TCP-friendliness. The protocol combines two schemes called additive increase and binary search increase. When the congestion window is large, additive increase with a large increment ensures linear RTT fairness as well as good scalability. Under small congestion windows, binary search increase provides TCP friendliness. See http://www.csc.ncsu.edu/faculty/rhee/export/bitcp/</text:p>
          </table:table-cell>
          <table:table-cell table:number-columns-repeated="1022"/>
        </table:table-row>
        <table:table-row table:style-name="ro1">
          <table:table-cell office:value-type="string" calcext:value-type="string">
            <text:p>TCP_CONG_WESTWOOD</text:p>
          </table:table-cell>
          <table:table-cell office:value-type="string" calcext:value-type="string">
            <text:p>TCP Westwood+ is a sender-side only modification of the TCP Reno protocol stack that optimizes the performance of TCP congestion control. It is based on end-to-end bandwidth estimation to set congestion window and slow start threshold after a congestion episode. Using this estimation, TCP Westwood+ adaptively sets a slow start threshold and a congestion window which takes into account the bandwidth used <text:s/>at the time congestion is experienced. TCP Westwood+ significantly increases fairness wrt TCP Reno in wired networks and throughput over wireless links.</text:p>
          </table:table-cell>
          <table:table-cell table:number-columns-repeated="1022"/>
        </table:table-row>
        <table:table-row table:style-name="ro1">
          <table:table-cell office:value-type="string" calcext:value-type="string">
            <text:p>TCP_CONG_HSTCP</text:p>
          </table:table-cell>
          <table:table-cell office:value-type="string" calcext:value-type="string">
            <text:p>Sally Floyd's High Speed TCP (RFC 3649) congestion control. A modification to TCP's congestion control mechanism for use with large congestion windows. A table indicates how much to increase the congestion window by when an ACK is received. For more detail see http://www.icir.org/floyd/hstcp.html</text:p>
          </table:table-cell>
          <table:table-cell table:number-columns-repeated="1022"/>
        </table:table-row>
        <table:table-row table:style-name="ro1">
          <table:table-cell office:value-type="string" calcext:value-type="string">
            <text:p>BATMAN_ADV_DAT</text:p>
          </table:table-cell>
          <table:table-cell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number-columns-repeated="1022"/>
        </table:table-row>
        <table:table-row table:style-name="ro1">
          <table:table-cell office:value-type="string" calcext:value-type="string">
            <text:p>BATMAN_ADV_NC</text:p>
          </table:table-cell>
          <table:table-cell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Default" office:value-type="string" calcext:value-type="string">
            <text:p>MAC80211_NOINLINE</text:p>
          </table:table-cell>
          <table:table-cell table:style-name="Default" office:value-type="string" calcext:value-type="string">
            <text:p>This option affects code generation in mac80211, when selected some functions are marked "noinline" to allow easier debugging of problems in the transmit and receive paths. <text:s/>This option increases code size a bit and inserts a lot of function calls in the code, but is otherwise safe to enable. <text:s/>If unsure, say N unless you expect to be finding problems in mac80211.</text:p>
          </table:table-cell>
          <table:table-cell table:style-name="Default" table:number-columns-repeated="1022"/>
        </table:table-row>
        <table:table-row table:style-name="ro1">
          <table:table-cell table:style-name="Default" office:value-type="string" calcext:value-type="string">
            <text:p>CEPH_LIB_PRETTYDEBUG</text:p>
          </table:table-cell>
          <table:table-cell table:style-name="Default"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style-name="Default" table:number-columns-repeated="1022"/>
        </table:table-row>
        <table:table-row table:style-name="ro1">
          <table:table-cell office:value-type="string" calcext:value-type="string">
            <text:p>REISERFS_PROC_INFO</text:p>
          </table:table-cell>
          <table:table-cell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number-columns-repeated="1022"/>
        </table:table-row>
        <table:table-row table:style-name="ro1">
          <table:table-cell office:value-type="string" calcext:value-type="string">
            <text:p>OCFS2_FS_STATS</text:p>
          </table:table-cell>
          <table:table-cell office:value-type="string" calcext:value-type="string">
            <text:p>This option allows some fs statistics to be captured. Enabling this option may increase the memory consumption.</text:p>
          </table:table-cell>
          <table:table-cell table:number-columns-repeated="1022"/>
        </table:table-row>
        <table:table-row table:style-name="ro1">
          <table:table-cell table:style-name="Default" office:value-type="string" calcext:value-type="string">
            <text:p>FS_DAX</text:p>
          </table:table-cell>
          <table:table-cell table:style-name="Default"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text:p>
          </table:table-cell>
          <table:table-cell table:style-name="Default" office:value-type="string" calcext:value-type="string">
            <text:p><text:s/>you will need to mount the filesystem using the -o dax option. <text:s/>If you do not have a block device that is capable of using this, or if unsure, say N. <text:s/>Saying Y will increase the size of the kernel by about 5kB.</text:p>
          </table:table-cell>
          <table:table-cell table:style-name="Default" table:number-columns-repeated="1021"/>
        </table:table-row>
        <table:table-row table:style-name="ro1">
          <table:table-cell table:style-name="ce2" office:value-type="string" calcext:value-type="string">
            <text:p>UBIFS_ATIME_SUPPORT</text:p>
          </table:table-cell>
          <table:table-cell table:style-name="ce2" office:value-type="string" calcext:value-type="string">
            <text:p>Originally UBIFS did not support atime, because it looked like a bad idea due increased flash wear. This option adds atime support and it is disabled by default to preserve the old behavior. If you enable this option, UBIFS starts updating atime, which means that file-system read operations will cause writes (inode atime updates). This may affect file-system performance and increase flash device wear, so be careful. How often atime is updated depends on the selected strategy: strictatime is the "heavy", relatime is "lighter", etc. <text:s/>If unsure, say 'N'</text:p>
          </table:table-cell>
          <table:table-cell table:style-name="ce2" table:number-columns-repeated="1022"/>
        </table:table-row>
        <table:table-row table:style-name="ro1">
          <table:table-cell table:style-name="Default" office:value-type="string" calcext:value-type="string">
            <text:p>CIFS_DEBUG</text:p>
          </table:table-cell>
          <table:table-cell table:style-name="Default" office:value-type="string" calcext:value-type="string">
            <text:p>Enabling this option adds helpful debugging messages to the cifs code which increases the size of the cifs module. If unsure, say Y.</text:p>
          </table:table-cell>
          <table:table-cell table:style-name="Default" table:number-columns-repeated="1022"/>
        </table:table-row>
        <table:table-row table:style-name="ro1">
          <table:table-cell table:style-name="Default" office:value-type="string" calcext:value-type="string">
            <text:p>CIFS_DEBUG2</text:p>
          </table:table-cell>
          <table:table-cell table:style-name="Default" office:value-type="string" calcext:value-type="string">
            <text:p>Enabling this option adds a few more debugging routines to the cifs code which slightly increases the size of the cifs module and can cause additional logging of debug messages in some error paths, slowing performance. This option can be turned off unless you are debugging cifs problems. <text:s/>If unsure, say N.</text:p>
          </table:table-cell>
          <table:table-cell table:style-name="Default" table:number-columns-repeated="1022"/>
        </table:table-row>
        <table:table-row table:style-name="ro1">
          <table:table-cell office:value-type="string" calcext:value-type="string">
            <text:p>FORCE_MAX_ZONEORDER</text:p>
          </table:table-cell>
          <table:table-cell office:value-type="string" calcext:value-type="string">
            <text:p>The kernel memory allocator divides physically contiguous memory blocks into "zones", where each zone is a power of two number of pages. <text:s/>This option selects the largest power of two that the kernel keeps in the memory allocator. <text:s/>If you need to allocate very large blocks of physically contiguous memory, then you may need to increase this value. <text:s/>This config option is actually maximum order plus one. For example, a value of 11 means that the largest free memory block is 2^10 pages. <text:s/>We make sure that we can allocate upto a HugePage size for each configuration. Hence we have : <text:s text:c="6"/>MAX_ORDER = (PMD_SHIFT - PAGE_SHIFT) + 1 =&gt; PAGE_SHIFT - 2 <text:s/>However for 4K, we choose a higher default value, 11 as opposed to 10, giving us 4M allocations matching the default size used by generic code.</text:p>
          </table:table-cell>
          <table:table-cell table:number-columns-repeated="1022"/>
        </table:table-row>
        <table:table-row table:style-name="ro1">
          <table:table-cell table:style-name="ce1" office:value-type="string" calcext:value-type="string">
            <text:p>NODES_SHIFT</text:p>
          </table:table-cell>
          <table:table-cell table:style-name="ce1" office:value-type="string" calcext:value-type="string">
            <text:p>Specify the maximum number of NUMA Nodes available on the target system. <text:s/>Increases memory reserved to accommodate various tables.</text:p>
          </table:table-cell>
          <table:table-cell table:style-name="ce1" table:number-columns-repeated="1022"/>
        </table:table-row>
        <table:table-row table:style-name="ro1">
          <table:table-cell office:value-type="string" calcext:value-type="string">
            <text:p>MWINCHIP3D</text:p>
          </table:table-cell>
          <table:table-cell office:value-type="string" calcext:value-type="string">
            <text:p>Select this for an IDT Winchip-2, 2A or 3. <text:s/>Linux and GCC treat this chip as a 586TSC with some extended instructions and alignment requirements. <text:s/>Also enable out of order memory stores for this CPU, which can increase performance of some operations.</text:p>
          </table:table-cell>
          <table:table-cell table:number-columns-repeated="1022"/>
        </table:table-row>
        <table:table-row table:style-name="ro1">
          <table:table-cell table:style-name="Default" office:value-type="string" calcext:value-type="string">
            <text:p>LGUEST_GUEST</text:p>
          </table:table-cell>
          <table:table-cell table:style-name="Default"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style-name="Default" table:number-columns-repeated="1022"/>
        </table:table-row>
        <table:table-row table:style-name="ro1">
          <table:table-cell office:value-type="string" calcext:value-type="string">
            <text:p>SCHED_SMT</text:p>
          </table:table-cell>
          <table:table-cell office:value-type="string" calcext:value-type="string">
            <text:p>Improves the CPU scheduler's decision making when dealing with MultiThreading at a cost of slightly increased overhead in some places. If unsure say N here.</text:p>
          </table:table-cell>
          <table:table-cell table:number-columns-repeated="1022"/>
        </table:table-row>
        <table:table-row table:style-name="ro1">
          <table:table-cell office:value-type="string" calcext:value-type="string">
            <text:p>SCHED_MC</text:p>
          </table:table-cell>
          <table:table-cell office:value-type="string" calcext:value-type="string">
            <text:p>Multi-core scheduler support improves the CPU scheduler's decision making when dealing with multi-core CPU chips at a cost of slightly increased overhead in some places. If unsure say N here.</text:p>
          </table:table-cell>
          <table:table-cell table:number-columns-repeated="1022"/>
        </table:table-row>
        <table:table-row table:style-name="ro1">
          <table:table-cell office:value-type="string" calcext:value-type="string">
            <text:p>X86_REROUTE_FOR_BROKEN_BOOT_IRQS</text:p>
          </table:table-cell>
          <table:table-cell office:value-type="string" calcext:value-type="string">
            <text:p>This option enables a workaround that fixes a source of spurious interrupts. This is recommended when threaded interrupt handling is used on systems where the generation of superfluous "boot interrupts" cannot be disabled. <text:s/>Some chipsets generate a legacy INTx "boot IRQ" when the IRQ entry in the chipset's IO-APIC is masked (as, e.g. the RT kernel does during interrupt handling). On chipsets where this boot IRQ generation cannot be disabled, this workaround keeps the original IRQ line masked so that only the equivalent "boot IRQ" is delivered to the CPUs. The workaround also tells the kernel to set up the IRQ handler on the boot IRQ line. In this way only one interrupt is delivered to the kernel. Otherwise the spurious second interrupt may cause the kernel to bring down (vital) interrupt lines. <text:s/>Only affects "broken" chipsets. Interrupt sharing may be increased on these systems.</text:p>
          </table:table-cell>
          <table:table-cell table:number-columns-repeated="1022"/>
        </table:table-row>
        <table:table-row table:style-name="ro1">
          <table:table-cell table:style-name="ce2" office:value-type="string" calcext:value-type="string">
            <text:p>X86_LEGACY_VM86</text:p>
          </table:table-cell>
          <table:table-cell table:style-name="ce2" office:value-type="string" calcext:value-type="string">
            <text:p>This option allows user programs to put the CPU into V8086 mode, which is an 80286-era approximation of 16-bit real mode. <text:s/>Some very old versions of X and/or vbetool require this option for user mode setting. <text:s/>Similarly, DOSEMU will use it if available to accelerate real mode DOS programs. <text:s/>However, any recent version of DOSEMU, X, or vbetool should be fully functional even without kernel VM86 support, as they will all fall back to software emulation. Nevertheless, if you are using a 16-bit DOS program where 16-bit performance matters, vm86 mode might be faster than emulation and you might want to enable this option. <text:s/>Note that any app that works on a 64-bit kernel is unlikely to need this option, as 64-bit kernels don't, and can't, support V8086 mode. This option is also unrelated to 16-bit protected mode and is not needed to run most 16-bit programs under Wine. <text:s/>Enabling this option increases the complexity of the kernel and slows down exception handling a tiny bit. <text:s/>If unsure, say N here.</text:p>
          </table:table-cell>
          <table:table-cell table:style-name="ce2" table:number-columns-repeated="1022"/>
        </table:table-row>
        <table:table-row table:style-name="ro1">
          <table:table-cell office:value-type="string" calcext:value-type="string">
            <text:p>MTRR</text:p>
          </table:table-cell>
          <table:table-cell office:value-type="string" calcext:value-type="string">
            <text:p>On Intel P6 family processors (Pentium Pro, Pentium II and later) the Memory Type Range Registers (MTRRs) may be used to control processor access to memory ranges. This is most useful if you have a video (VGA) card on a PCI or AGP bus. Enabling write-combining allows bus write transfers to be combined into a larger transfer before bursting over the PCI/AGP bus. This can increase performance of image write operations 2.5 times or more. Saying Y here creates a /proc/mtrr file which may be used to manipulate your processor's MTRRs. Typically the X server should use this. <text:s/>This code has a reasonably generic interface so that similar control registers on other processors can be easily supported as well: <text:s/>The Cyrix 6x86, 6x86MX and M II processors have Address Range Registers (ARRs) which provide a similar functionality to MTRRs. For these, the ARRs are used to emulate the MTRRs. The AMD K6-2 (stepping 8 and above) and K6-3 processors have two MTRRs. The Centaur C6 (WinChip) has 8 MCRs, allowing write-combining. All of these processors are supported by this code and it makes sense to say Y here if you have one of them. <text:s/>Saying Y here also fixes a problem with buggy SMP BIOSes which only set the MTRRs for the boot CPU and not for the secondary CPUs. This can lead to all sorts of problems, so it's good to say Y here. <text:s/>You can safely say Y even if your machine doesn't have MTRRs, you'll just add about 9 KB to your kernel. <text:s/>See &lt;file:Documentation/x86/mtrr.txt&gt; for more information.</text:p>
          </table:table-cell>
          <table:table-cell table:number-columns-repeated="1022"/>
        </table:table-row>
        <table:table-row table:style-name="ro1">
          <table:table-cell table:style-name="Default" office:value-type="string" calcext:value-type="string">
            <text:p>X86_SMAP</text:p>
          </table:table-cell>
          <table:table-cell table:style-name="Default" office:value-type="string" calcext:value-type="string">
            <text:p>Supervisor Mode Access Prevention (SMAP) is a security feature in newer Intel processors. <text:s/>There is a small performance cost if this enabled and turned on</text:p>
          </table:table-cell>
          <table:table-cell table:style-name="Default" office:value-type="string" calcext:value-type="string">
            <text:p><text:s/>there is also a small increase in the kernel size if this is enabled. <text:s/>If unsure, say Y.</text:p>
          </table:table-cell>
          <table:table-cell table:style-name="Default" table:number-columns-repeated="1021"/>
        </table:table-row>
        <table:table-row table:style-name="ro1">
          <table:table-cell table:style-name="ce2" office:value-type="string" calcext:value-type="string">
            <text:p>X86_INTEL_MPX</text:p>
          </table:table-cell>
          <table:table-cell table:style-name="ce2"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style-name="ce2" table:number-columns-repeated="1022"/>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PPC_ICSWX</text:p>
          </table:table-cell>
          <table:table-cell office:value-type="string" calcext:value-type="string">
            <text:p>This option enables kernel support for the PowerPC Initiate Coprocessor Store Word (icswx) coprocessor instruction on POWER7 and POWER8 processors. POWER9 uses new copy/paste instructions to invoke the coprocessor. <text:s/>This option is only useful if you have a processor that supports the icswx coprocessor instruction. It does not have any effect on processors without the icswx coprocessor instruction. <text:s/>This option slightly increases kernel memory usage. <text:s/>If in doubt, say N here.</text:p>
          </table:table-cell>
          <table:table-cell table:number-columns-repeated="1022"/>
        </table:table-row>
        <table:table-row table:style-name="ro1">
          <table:table-cell office:value-type="string" calcext:value-type="string">
            <text:p>PS3_DYNAMIC_DMA</text:p>
          </table:table-cell>
          <table:table-cell office:value-type="string" calcext:value-type="string">
            <text:p>This option will enable kernel support to take advantage of the per device dynamic DMA page table management provided by the Cell processor's IO Controller. <text:s/>This support incurs some runtime overhead and also slightly increases kernel memory usage. <text:s/>The current implementation should be considered experimental. <text:s/>This support is mainly for Linux kernel development. <text:s/>If unsure, say N.</text:p>
          </table:table-cell>
          <table:table-cell table:number-columns-repeated="1022"/>
        </table:table-row>
        <table:table-row table:style-name="ro1">
          <table:table-cell office:value-type="string" calcext:value-type="string">
            <text:p>16KSTACKS</text:p>
          </table:table-cell>
          <table:table-cell office:value-type="string" calcext:value-type="string">
            <text:p>If you say Y here the kernel will use a <text:s/>16Kb stacksize for the kernel stack attached to each process/thread. The default is 8K. This increases the resident kernel footprint and will cause less threads to run on the system and also increase the pressure on the VM subsystem for higher order allocations.</text:p>
          </table:table-cell>
          <table:table-cell table:number-columns-repeated="1022"/>
        </table:table-row>
        <table:table-row table:style-name="ro1">
          <table:table-cell office:value-type="string" calcext:value-type="string">
            <text:p>CPU_MIPS32_3_5_EVA</text:p>
          </table:table-cell>
          <table:table-cell office:value-type="string" calcext:value-type="string">
            <text:p>Choose this option if you want to enable the Enhanced Virtual Addressing (EVA) on your MIPS32 core (such as proAptiv). One of its primary benefits is an increase in the maximum size of lowmem (up to 3GB). If unsure, say 'N' here.</text:p>
          </table:table-cell>
          <table:table-cell table:number-columns-repeated="1022"/>
        </table:table-row>
        <table:table-row table:style-name="ro1">
          <table:table-cell office:value-type="string" calcext:value-type="string">
            <text:p>CPU_MIPS32_R5_XPA</text:p>
          </table:table-cell>
          <table:table-cell office:value-type="string" calcext:value-type="string">
            <text:p>Choose this option if you want to enable the Extended Physical Addressing (XPA) on your MIPS32 core (such as P5600 series). The benefit is to increase physical addressing equal to or greater than 40 bits. Note that this has the side effect of turning on 64-bit addressing which in turn makes the PTEs 64-bit in size. If unsure, say 'N' here.</text:p>
          </table:table-cell>
          <table:table-cell table:number-columns-repeated="1022"/>
        </table:table-row>
        <table:table-row table:style-name="ro1">
          <table:table-cell office:value-type="string" calcext:value-type="string">
            <text:p>CPU_HAS_SMARTMIPS</text:p>
          </table:table-cell>
          <table:table-cell office:value-type="string" calcext:value-type="string">
            <text:p>SmartMIPS is a extension of the MIPS32 architecture aimed at increased security at both hardware and software level for smartcards. <text:s/>Enabling this option will allow proper use of the SmartMIPS instructions by Linux applications. <text:s/>However a kernel with this option will not work on a MIPS core without SmartMIPS core. <text:s/>If you don't know you probably don't have SmartMIPS and should say N here.</text:p>
          </table:table-cell>
          <table:table-cell table:number-columns-repeated="1022"/>
        </table:table-row>
        <table:table-row table:style-name="ro1">
          <table:table-cell table:style-name="ce1" office:value-type="string" calcext:value-type="string">
            <text:p>CPU_SW_DOMAIN_PAN</text:p>
          </table:table-cell>
          <table:table-cell table:style-name="ce1" office:value-type="string" calcext:value-type="string">
            <text:p>Increase kernel security by ensuring that normal kernel accesses are unable to access userspace addresses. <text:s/>This can help prevent use-after-free bugs becoming an exploitable privilege escalation by ensuring that magic values (such as LIST_POISON) will always fault when dereferenced. <text:s/>CPUs with low-vector mappings use a best-efforts implementation. Their lower 1MB needs to remain accessible for the vectors, but the remainder of userspace will become appropriately inaccessible.</text:p>
          </table:table-cell>
          <table:table-cell table:style-name="ce1" table:number-columns-repeated="1022"/>
        </table:table-row>
        <table:table-row table:style-name="ro1">
          <table:table-cell office:value-type="string" calcext:value-type="string">
            <text:p>UACCESS_WITH_MEMCPY</text:p>
          </table:table-cell>
          <table:table-cell office:value-type="string" calcext:value-type="string">
            <text:p>Implement faster copy_to_user and clear_user methods for CPU cores where a 8-word STM instruction give significantly higher memory write throughput than a sequence of individual 32bit stores. <text:s/>A possible side effect is a slight increase in scheduling latency between threads sharing the same address space if they invoke such copy operations with large buffers. <text:s/>However, if the CPU data cache is using a write-allocate mode, this option is unlikely to provide any performance gain.</text:p>
          </table:table-cell>
          <table:table-cell table:number-columns-repeated="1022"/>
        </table:table-row>
        <table:table-row table:style-name="ro1">
          <table:table-cell office:value-type="string" calcext:value-type="string">
            <text:p>BFIN_EXTMEM_WRITEBACK</text:p>
          </table:table-cell>
          <table:table-cell office:value-type="string" calcext:value-type="string">
            <text:p>Write Back Policy: <text:s text:c="2"/>Cached data will be written back to SDRAM only when needed. <text:s text:c="2"/>This can give a nice increase in performance, but beware of <text:s text:c="2"/>broken drivers that do not properly invalidate/flush their <text:s text:c="2"/>cache. <text:s/>Write Through Policy: <text:s text:c="2"/>Cached data will always be written back to SDRAM when the <text:s text:c="2"/>cache is updated. <text:s/>This is a completely safe setting, but <text:s text:c="2"/>performance is worse than Write Back. <text:s/>If you are unsure of the options and you want to be safe, then go with Write Through.</text:p>
          </table:table-cell>
          <table:table-cell table:number-columns-repeated="1022"/>
        </table:table-row>
        <table:table-row table:style-name="ro1">
          <table:table-cell office:value-type="string" calcext:value-type="string">
            <text:p>BFIN_EXTMEM_WRITETHROUGH</text:p>
          </table:table-cell>
          <table:table-cell office:value-type="string" calcext:value-type="string">
            <text:p>Write Back Policy: <text:s text:c="2"/>Cached data will be written back to SDRAM only when needed. <text:s text:c="2"/>This can give a nice increase in performance, but beware of <text:s text:c="2"/>broken drivers that do not properly invalidate/flush their <text:s text:c="2"/>cache. <text:s/>Write Through Policy: <text:s text:c="2"/>Cached data will always be written back to SDRAM when the <text:s text:c="2"/>cache is updated. <text:s/>This is a completely safe setting, but <text:s text:c="2"/>performance is worse than Write Back. <text:s/>If you are unsure of the options and you want to be safe, then go with Write Through.</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9:40:05.722393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19:43:12.326607434</dc:date>
    <meta:editing-duration>PT15M6S</meta:editing-duration>
    <meta:editing-cycles>13</meta:editing-cycles>
    <meta:document-statistic meta:table-count="1" meta:cell-count="170" meta:object-count="0"/>
  </office:meta>
</office:document-meta>
</file>